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255BDE6.png"/>
  <manifest:file-entry manifest:media-type="image/png" manifest:full-path="Pictures/10000000000003330000028ACC598FA7.png"/>
  <manifest:file-entry manifest:media-type="image/png" manifest:full-path="Pictures/10000000000003330000028A8CA458B7.png"/>
  <manifest:file-entry manifest:media-type="image/png" manifest:full-path="Pictures/10000000000003330000028A1F20CA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6.063cm, 10.567cm, 6.634cm, 6.10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6.756cm, 20.832cm, 10.015cm, 2.097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5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6cm)" draw:image-opacity="100%" style:mirror="none"/>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預設-title">
      <style:graphic-properties draw:stroke="none" draw:fill="none" draw:fill-color="#ffffff" draw:textarea-horizontal-align="justify" draw:textarea-vertical-align="bottom" draw:auto-grow-height="true" draw:auto-grow-width="false" fo:min-height="1.997cm" fo:min-width="0cm" fo:padding-top="0.127cm" fo:padding-bottom="0.127cm" fo:padding-left="0.254cm" fo:padding-right="0.254cm" fo:wrap-option="wrap"/>
    </style:style>
    <style:style style:name="pr2" style:family="presentation" style:parent-style-name="預設-subtitle">
      <style:graphic-properties draw:stroke="none" draw:fill="none" draw:fill-color="#ffffff" draw:textarea-horizontal-align="justify" draw:textarea-vertical-align="top" draw:auto-grow-height="true" draw:auto-grow-width="false" fo:min-height="2.723cm" fo:min-width="0cm" fo:padding-top="0.127cm" fo:padding-bottom="0.127cm" fo:padding-left="0.254cm" fo:padding-right="0.254cm" fo:wrap-option="wrap"/>
    </style:style>
    <style:style style:name="pr3" style:family="presentation" style:parent-style-name="預設-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預設-title">
      <style:graphic-properties draw:stroke="none" draw:fill="none" draw:fill-color="#ffffff" draw:textarea-horizontal-align="justify" draw:textarea-vertical-align="bottom" draw:auto-grow-height="true" draw:auto-grow-width="false" fo:min-height="2.775cm" fo:min-width="0cm" fo:padding-top="0.127cm" fo:padding-bottom="0.127cm" fo:padding-left="0.254cm" fo:padding-right="0.254cm" fo:wrap-option="wrap"/>
    </style:style>
    <style:style style:name="pr5" style:family="presentation" style:parent-style-name="預設-outline1">
      <style:graphic-properties draw:auto-grow-height="true" fo:min-height="10.347cm"/>
    </style:style>
    <style:style style:name="pr6" style:family="presentation" style:parent-style-name="預設-title">
      <style:graphic-properties draw:stroke="none" draw:fill="none" draw:fill-color="#ffffff" draw:textarea-horizontal-align="justify" draw:textarea-vertical-align="middle" draw:auto-grow-height="true" draw:auto-grow-width="false" fo:min-height="1.639cm" fo:min-width="0cm" fo:padding-top="0.127cm" fo:padding-bottom="0.127cm" fo:padding-left="0.254cm" fo:padding-right="0.254cm" fo:wrap-option="wrap"/>
    </style:style>
    <style:style style:name="pr7" style:family="presentation" style:parent-style-name="預設-outline1">
      <style:graphic-properties draw:stroke="none" draw:fill="none" draw:fill-color="#ffffff" draw:textarea-horizontal-align="justify" draw:textarea-vertical-align="top" draw:auto-grow-height="true" draw:auto-grow-width="false" fo:min-height="10.092cm" fo:min-width="0cm" fo:padding-top="0.127cm" fo:padding-bottom="0.127cm" fo:padding-left="0.254cm" fo:padding-right="0.254cm" fo:wrap-option="wrap"/>
    </style:style>
    <style:style style:name="pr8" style:family="presentation" style:parent-style-name="預設-title">
      <style:graphic-properties draw:stroke="none" draw:fill="none" draw:fill-color="#ffffff" draw:textarea-horizontal-align="justify" draw:textarea-vertical-align="middle" draw:auto-grow-height="true" draw:auto-grow-width="false" fo:min-height="2.52cm" fo:min-width="0cm" fo:padding-top="0.127cm" fo:padding-bottom="0.127cm" fo:padding-left="0.254cm" fo:padding-right="0.254cm" fo:wrap-option="wrap"/>
    </style:style>
    <style:style style:name="pr9" style:family="presentation" style:parent-style-name="預設-title">
      <style:graphic-properties draw:stroke="none" draw:fill="none" draw:fill-color="#ffffff" draw:textarea-horizontal-align="justify" draw:textarea-vertical-align="bottom" draw:auto-grow-height="true" draw:auto-grow-width="false" fo:min-height="2.52cm" fo:min-width="0cm" fo:padding-top="0.127cm" fo:padding-bottom="0.127cm" fo:padding-left="0.254cm" fo:padding-right="0.254cm" fo:wrap-option="wrap"/>
    </style:style>
    <style:style style:name="pr10" style:family="presentation" style:parent-style-name="預設-title">
      <style:graphic-properties fo:min-height="2.524cm"/>
    </style:style>
    <style:style style:name="pr11" style:family="presentation" style:parent-style-name="預設-outline1">
      <style:graphic-properties fo:min-height="10.096cm"/>
    </style:style>
    <style:style style:name="pr12" style:family="presentation" style:parent-style-name="預設-notes">
      <style:graphic-properties draw:fill-color="#ffffff" fo:min-height="11.181cm"/>
    </style:style>
    <style:style style:name="pr13" style:family="presentation" style:parent-style-name="預設-title">
      <style:graphic-properties draw:auto-grow-height="true" fo:min-height="2.775cm"/>
    </style:style>
    <style:style style:name="pr14" style:family="presentation" style:parent-style-name="預設-notes">
      <style:graphic-properties draw:fill-color="#ffffff" draw:auto-grow-height="true" fo:min-height="11.432cm"/>
    </style:style>
    <style:style style:name="pr15" style:family="presentation" style:parent-style-name="預設-outline1" style:list-style-name="L8">
      <style:graphic-properties draw:auto-grow-height="true" fo:min-height="10.347cm"/>
    </style:style>
    <style:style style:name="pr16" style:family="presentation" style:parent-style-name="預設-title">
      <style:graphic-properties draw:stroke="none" draw:fill="none" draw:fill-color="#ffffff" draw:textarea-horizontal-align="justify" draw:textarea-vertical-align="middle" draw:auto-grow-height="true" draw:auto-grow-width="false" fo:min-height="2.775cm" fo:min-width="0cm" fo:padding-top="0.127cm" fo:padding-bottom="0.127cm" fo:padding-left="0.254cm" fo:padding-right="0.254cm" fo:wrap-option="wrap"/>
    </style:style>
    <style:style style:name="pr17" style:family="presentation" style:parent-style-name="預設-outline1">
      <style:graphic-properties draw:stroke="none" draw:fill="none" draw:fill-color="#ffffff" draw:textarea-horizontal-align="justify" draw:textarea-vertical-align="top" draw:auto-grow-height="true" draw:auto-grow-width="false" fo:min-height="10.347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align="start" fo:text-indent="0cm" style:punctuation-wrap="hanging" style:line-break="strict"/>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text-indent="0cm" style:punctuation-wrap="hanging" style:line-break="strict" style:writing-mode="lr-tb" style:font-independent-line-spacing="true"/>
    </style:style>
    <style:style style:name="P7" style:family="paragraph">
      <style:paragraph-properties fo:margin-left="0cm" fo:margin-right="0cm" fo:margin-top="0.246cm" fo:margin-bottom="0cm" fo:text-indent="0cm" style:punctuation-wrap="hanging" style:line-break="strict"/>
    </style:style>
    <style:style style:name="P8" style:family="paragraph">
      <style:paragraph-properties fo:margin-left="0cm" fo:margin-right="0cm" fo:line-height="90%" fo:text-indent="0cm" style:punctuation-wrap="hanging" style:line-break="strict"/>
    </style:style>
    <style:style style:name="P9" style:family="paragraph">
      <style:paragraph-properties fo:margin-left="0cm" fo:margin-right="0cm" fo:margin-top="0.246cm" fo:margin-bottom="0cm" fo:line-height="100%"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76cm" fo:margin-bottom="0cm" fo:text-indent="0cm" style:punctuation-wrap="hanging" style:line-break="strict"/>
    </style:style>
    <style:style style:name="P12" style:family="paragraph">
      <style:paragraph-properties fo:margin-left="0.952cm" fo:margin-right="0cm" fo:margin-top="0.246cm" fo:margin-bottom="0cm" fo:text-indent="-0.952cm" style:punctuation-wrap="hanging" style:line-break="strict"/>
    </style:style>
    <style:style style:name="P13" style:family="paragraph">
      <style:paragraph-properties fo:text-align="center"/>
    </style:style>
    <style:style style:name="P14" style:family="paragraph">
      <style:text-properties style:font-size-asian="12pt"/>
    </style:style>
    <style:style style:name="P15" style:family="paragraph">
      <style:paragraph-properties fo:margin-left="0cm" fo:margin-right="0cm" fo:text-indent="0.847cm"/>
      <style:text-properties fo:font-size="28pt" style:font-size-asian="28pt" style:font-size-complex="28pt"/>
    </style:style>
    <style:style style:name="P16" style:family="paragraph">
      <style:text-properties fo:font-size="28pt" style:font-size-asian="28pt" style:font-size-complex="28pt"/>
    </style:style>
    <style:style style:name="P17" style:family="paragraph">
      <style:paragraph-properties fo:margin-left="0cm" fo:margin-right="0cm" fo:margin-top="0.246cm" fo:margin-bottom="0cm" fo:text-indent="0cm" style:punctuation-wrap="hanging" style:line-break="strict" style:writing-mode="lr-tb" style:font-independent-line-spacing="true"/>
    </style:style>
    <style:style style:name="P18" style:family="paragraph">
      <style:paragraph-properties style:writing-mode="lr-tb" style:font-independent-line-spacing="true"/>
      <style:text-properties fo:font-size="28pt" fo:font-weight="bold" style:font-size-asian="28pt" style:font-weight-asian="bold" style:font-size-complex="28pt" style:font-weight-complex="bold"/>
    </style:style>
    <style:style style:name="P19" style:family="paragraph">
      <style:paragraph-properties style:writing-mode="lr-tb" style:font-independent-line-spacing="true"/>
      <style:text-properties fo:font-weight="bold" style:font-weight-asian="bold" style:font-weight-complex="bold"/>
    </style:style>
    <style:style style:name="P20" style:family="paragraph">
      <style:paragraph-properties fo:margin-left="0cm" fo:margin-right="0cm" fo:margin-top="0.211cm" fo:margin-bottom="0cm" fo:line-height="90%" fo:text-indent="0cm" style:punctuation-wrap="hanging" style:line-break="strict"/>
    </style:style>
    <style:style style:name="P21" style:family="paragraph">
      <style:paragraph-properties fo:margin-left="0cm" fo:margin-right="0cm" fo:margin-top="0.176cm" fo:margin-bottom="0cm" fo:line-height="90%" fo:text-indent="0cm" style:punctuation-wrap="hanging" style:line-break="strict"/>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style:font-size-asian="18pt"/>
    </style:style>
    <style:style style:name="P23" style:family="paragraph">
      <style:paragraph-properties style:writing-mode="lr-tb" style:font-independent-line-spacing="true"/>
      <style:text-properties fo:font-size="28pt" style:font-size-asian="28pt" style:font-size-complex="28pt"/>
    </style:style>
    <style:style style:name="P24" style:family="paragraph">
      <style:paragraph-properties fo:margin-left="0cm" fo:margin-right="0cm" fo:margin-top="0.211cm" fo:margin-bottom="0cm" fo:line-height="80%" fo:text-indent="0cm" style:punctuation-wrap="hanging" style:line-break="strict"/>
    </style:style>
    <style:style style:name="T1" style:family="text">
      <style:text-properties fo:color="#003366" fo:language="en" fo:country="US" style:language-asian="zh" style:country-asian="TW"/>
    </style:style>
    <style:style style:name="T2" style:family="text">
      <style:text-properties fo:color="#006666" fo:language="en" fo:country="US" fo:font-weight="bold" style:language-asian="zh" style:country-asian="TW" style:font-weight-asian="bold" style:font-weight-complex="bold"/>
    </style:style>
    <style:style style:name="T3" style:family="text">
      <style:text-properties fo:color="#006666" fo:language="en" fo:country="US" style:language-asian="zh" style:country-asian="TW"/>
    </style:style>
    <style:style style:name="T4" style:family="text">
      <style:text-properties fo:font-family="'Times New Roman'" style:font-family-generic="roman" style:font-pitch="variable" fo:font-size="12pt" fo:language="en" fo:country="US" style:font-size-asian="12pt" style:language-asian="zh" style:country-asian="TW" style:font-size-complex="12pt"/>
    </style:style>
    <style:style style:name="T5" style:family="text">
      <style:text-properties fo:language="en" fo:country="US" style:language-asian="zh" style:country-asian="TW"/>
    </style:style>
    <style:style style:name="T6" style:family="text">
      <style:text-properties fo:font-family="'Arial Black'" style:font-family-generic="swiss" style:font-pitch="variable" fo:language="en" fo:country="US" style:language-asian="zh" style:country-asian="TW"/>
    </style:style>
    <style:style style:name="T7" style:family="text">
      <style:text-properties fo:font-size="24pt" fo:language="en" fo:country="US" style:font-size-asian="24pt" style:language-asian="zh" style:country-asian="TW" style:font-size-complex="24pt"/>
    </style:style>
    <style:style style:name="T8" style:family="text">
      <style:text-properties fo:language="en" fo:country="US" fo:font-style="italic" fo:font-weight="bold" style:language-asian="zh" style:country-asian="TW" style:font-style-asian="italic" style:font-weight-asian="bold" style:font-style-complex="italic" style:font-weight-complex="bold"/>
    </style:style>
    <style:style style:name="T9"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bold" style:font-family-asian="標楷體" style:font-family-generic-asian="script" style:font-pitch-asian="fixed" style:font-size-asian="24pt" style:font-style-asian="normal" style:font-weight-asian="bold" style:font-family-complex="標楷體" style:font-family-generic-complex="script" style:font-pitch-complex="fixed" style:font-size-complex="24pt" style:font-style-complex="normal" style:font-weight-complex="bold" style:text-emphasize="none" style:font-relief="none" style:text-overline-style="none" style:text-overline-color="font-color"/>
    </style:style>
    <style:style style:name="T10"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text-emphasize="none" style:font-relief="none" style:text-overline-style="none" style:text-overline-color="font-color"/>
    </style:style>
    <style:style style:name="T11"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bold" style:font-family-asian="標楷體" style:font-family-generic-asian="script" style:font-pitch-asian="fixed" style:font-size-asian="28pt" style:font-style-asian="normal" style:font-weight-asian="bold" style:font-family-complex="標楷體" style:font-family-generic-complex="script" style:font-pitch-complex="fixed" style:font-size-complex="28pt" style:font-style-complex="normal" style:font-weight-complex="bold" style:text-emphasize="none" style:font-relief="none" style:text-overline-style="none" style:text-overline-color="font-color"/>
    </style:style>
    <style:style style:name="T12"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T13" style:family="text">
      <style:text-properties fo:font-size="20pt" fo:language="en" fo:country="US" style:font-size-asian="20pt" style:language-asian="zh" style:country-asian="TW" style:font-size-complex="20pt"/>
    </style:style>
    <style:style style:name="T14" style:family="text">
      <style:text-properties fo:font-size="28pt" fo:language="en" fo:country="US" style:font-size-asian="28pt" style:language-asian="zh" style:country-asian="TW" style:font-size-complex="28pt"/>
    </style:style>
    <style:style style:name="T15" style:family="text">
      <style:text-properties fo:font-size="24pt" fo:language="en" fo:country="US" fo:font-weight="normal" style:font-size-asian="24pt" style:language-asian="zh" style:country-asian="TW" style:font-weight-asian="normal" style:font-size-complex="24pt" style:font-weight-complex="normal"/>
    </style:style>
    <style:style style:name="T16" style:family="text">
      <style:text-properties fo:language="en" fo:country="US" fo:font-weight="bold" style:language-asian="zh" style:country-asian="TW" style:font-weight-asian="bold" style:font-weight-complex="bold"/>
    </style:style>
    <style:style style:name="T17" style:family="text">
      <style:text-properties fo:font-size="28pt" fo:language="en" fo:country="US" fo:font-weight="bold" style:font-size-asian="28pt" style:language-asian="zh" style:country-asian="TW" style:font-weight-asian="bold" style:font-size-complex="28pt" style:font-weight-complex="bold"/>
    </style:style>
    <style:style style:name="T18" style:family="text">
      <style:text-properties fo:language="en" fo:country="US" fo:font-weight="normal" style:language-asian="zh" style:country-asian="TW" style:font-weight-asian="normal" style:font-weight-complex="normal"/>
    </style:style>
    <style:style style:name="T19" style:family="text">
      <style:text-properties fo:font-size="20pt" fo:language="en" fo:country="US" fo:font-weight="normal" style:font-size-asian="20pt" style:language-asian="zh" style:country-asian="TW" style:font-weight-asian="normal" style:font-size-complex="20pt" style:font-weight-complex="normal"/>
    </style:style>
    <style:style style:name="T20" style:family="text">
      <style:text-properties fo:font-size="28pt" fo:language="en" fo:country="US" fo:font-weight="normal" style:font-size-asian="28pt" style:language-asian="zh" style:country-asian="TW" style:font-weight-asian="normal" style:font-size-complex="28pt" style:font-weight-complex="normal"/>
    </style:style>
    <style:style style:name="T21" style:family="text">
      <style:text-properties fo:font-size="24pt" fo:language="en" fo:country="US" fo:font-weight="bold" style:font-size-asian="24pt" style:language-asian="zh" style:country-asian="TW" style:font-weight-asian="bold" style:font-size-complex="24pt" style:font-weight-complex="bold"/>
    </style:style>
    <style:style style:name="T22" style:family="text">
      <style:text-properties fo:font-size="20pt" fo:language="en" fo:country="US" fo:font-weight="bold" style:font-size-asian="20pt" style:language-asian="zh" style:country-asian="TW" style:font-weight-asian="bold" style:font-size-complex="20pt" style:font-weight-complex="bold"/>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7">
      <text:list-level-style-number text:level="1" style:num-format="">
        <style:list-level-properties/>
        <style:text-properties fo:color="#003366" fo:font-size="75%"/>
      </text:list-level-style-number>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8">
      <text:list-level-style-bullet text:level="1" text:bullet-char="●">
        <style:list-level-properties text:min-label-width="0.952cm"/>
        <style:text-properties fo:font-family="StarSymbol" style:font-charset="x-symbol" fo:color="#003366" fo:font-size="45%"/>
      </text:list-level-style-bullet>
      <text:list-level-style-bullet text:level="2" text:bullet-char="●">
        <style:list-level-properties text:space-before="1.27cm" text:min-label-width="0.793cm"/>
        <style:text-properties fo:font-family="StarSymbol" style:font-charset="x-symbol" fo:color="#003366" fo:font-size="45%"/>
      </text:list-level-style-bullet>
      <text:list-level-style-bullet text:level="3" text:bullet-char="●">
        <style:list-level-properties text:space-before="2.54cm" text:min-label-width="0.635cm"/>
        <style:text-properties fo:font-family="StarSymbol" style:font-charset="x-symbol" fo:color="#003366" fo:font-size="45%"/>
      </text:list-level-style-bullet>
      <text:list-level-style-bullet text:level="4" text:bullet-char="●">
        <style:list-level-properties text:space-before="3.81cm" text:min-label-width="0.635cm"/>
        <style:text-properties fo:font-family="StarSymbol" style:font-charset="x-symbol" fo:color="#003366" fo:font-size="45%"/>
      </text:list-level-style-bullet>
      <text:list-level-style-bullet text:level="5" text:bullet-char="●">
        <style:list-level-properties text:space-before="5.08cm" text:min-label-width="0.635cm"/>
        <style:text-properties fo:font-family="StarSymbol" style:font-charset="x-symbol" fo:color="#003366" fo:font-size="45%"/>
      </text:list-level-style-bullet>
      <text:list-level-style-bullet text:level="6" text:bullet-char="●">
        <style:list-level-properties text:space-before="5.08cm" text:min-label-width="0.635cm"/>
        <style:text-properties fo:font-family="StarSymbol" style:font-charset="x-symbol" fo:color="#003366" fo:font-size="45%"/>
      </text:list-level-style-bullet>
      <text:list-level-style-bullet text:level="7" text:bullet-char="●">
        <style:list-level-properties text:space-before="5.08cm" text:min-label-width="0.635cm"/>
        <style:text-properties fo:font-family="StarSymbol" style:font-charset="x-symbol" fo:color="#003366" fo:font-size="45%"/>
      </text:list-level-style-bullet>
      <text:list-level-style-bullet text:level="8" text:bullet-char="●">
        <style:list-level-properties text:space-before="5.08cm" text:min-label-width="0.635cm"/>
        <style:text-properties fo:font-family="StarSymbol" style:font-charset="x-symbol" fo:color="#003366" fo:font-size="45%"/>
      </text:list-level-style-bullet>
      <text:list-level-style-bullet text:level="9" text:bullet-char="●">
        <style:list-level-properties text:space-before="5.08cm" text:min-label-width="0.635cm"/>
        <style:text-properties fo:font-family="StarSymbol" style:font-charset="x-symbol" fo:color="#003366" fo:font-size="45%"/>
      </text:list-level-style-bullet>
      <text:list-level-style-bullet text:level="10" text:bullet-char="●">
        <style:list-level-properties text:space-before="5.08cm" text:min-label-width="0.635cm"/>
        <style:text-properties fo:font-family="StarSymbol" style:font-charset="x-symbol" fo:color="#003366" fo:font-size="45%"/>
      </text:list-level-style-bullet>
    </text:list-style>
  </office:automatic-styles>
  <office:body>
    <office:presentation>
      <presentation:date-time-decl presentation:name="dtd1" presentation:source="current-date" style:data-style-name="D3"/>
      <draw:page draw:name="page1" draw:style-name="dp1" draw:master-page-name="預設" presentation:use-date-time-name="dtd1">
        <office:forms form:automatic-focus="false" form:apply-design-mode="false"/>
        <draw:frame presentation:style-name="pr1" draw:text-style-name="P2" draw:layer="layout" svg:width="18.063cm" svg:height="2.251cm" svg:x="4.673cm" svg:y="2.684cm" presentation:class="title" presentation:user-transformed="true">
          <draw:text-box>
            <text:list text:style-name="L1">
              <text:list-header>
                <text:p text:style-name="P1"><text:span text:style-name="T1"><text:s/></text:span><text:span text:style-name="T1">家庭照顧的需要與協助</text:span></text:p>
              </text:list-header>
            </text:list>
          </draw:text-box>
        </draw:frame>
        <draw:frame presentation:style-name="pr2" draw:text-style-name="P2" draw:layer="layout" svg:width="8.718cm" svg:height="4.302cm" svg:x="13.101cm" svg:y="12.925cm">
          <draw:text-box>
            <text:list text:style-name="L2">
              <text:list-header>
                <text:p text:style-name="P3"><text:span text:style-name="T2">講師：張簡稜剛</text:span></text:p>
                <text:p text:style-name="P3"><text:span text:style-name="T3"/></text:p>
                <text:p text:style-name="P3"><text:span text:style-name="T3"/></text:p>
              </text:list-header>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1" draw:master-page-name="預設" presentation:presentation-page-layout-name="AL1T1" presentation:use-date-time-name="dtd1">
        <office:forms form:automatic-focus="false" form:apply-design-mode="false"/>
        <draw:frame presentation:style-name="pr4" draw:text-style-name="P6" draw:layer="layout" svg:width="21.611cm" svg:height="3.029cm" svg:x="2.317cm" svg:y="2.061cm" presentation:class="title">
          <draw:text-box>
            <text:list text:style-name="L4">
              <text:list-header>
                <text:p text:style-name="P5"><text:span text:style-name="T5">課程目的</text:span></text:p>
              </text:list-header>
            </text:list>
          </draw:text-box>
        </draw:frame>
        <draw:frame presentation:style-name="pr5" draw:text-style-name="P7" draw:layer="layout" svg:width="21.37cm" svg:height="10.607cm" svg:x="2.328cm" svg:y="6.561cm" presentation:class="outline">
          <draw:text-box>
            <text:p text:style-name="P7"><text:span text:style-name="T5">由於照顧服務員執行業務時，一定會面對案主</text:span><text:span text:style-name="T5">(</text:span><text:span text:style-name="T5">失能者</text:span><text:span text:style-name="T5">)</text:span><text:span text:style-name="T5">與其主要照顧者</text:span><text:span text:style-name="T5">(</text:span><text:span text:style-name="T5">通常為家屬</text:span><text:span text:style-name="T5">)</text:span><text:span text:style-name="T5">，所以本課程會介紹失能者，與主要照顧者會面對的問題，並說明如何支持他們的方法</text:span></text:p>
          </draw:text-box>
        </draw:frame>
        <presentation:notes draw:style-name="dp2" presentation:use-date-time-name="dtd1">
          <draw:page-thumbnail draw:style-name="gr2" draw:layer="layout" svg:width="12.7cm" svg:height="9.526cm" svg:x="3.175cm" svg:y="1.904cm" draw:page-number="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 draw:style-name="dp1" draw:master-page-name="預設" presentation:use-date-time-name="dtd1">
        <office:forms form:automatic-focus="false" form:apply-design-mode="false"/>
        <draw:frame presentation:style-name="pr6" draw:text-style-name="P2" draw:layer="layout" svg:width="8.109cm" svg:height="1.893cm" svg:x="2.253cm" svg:y="3.263cm" presentation:class="title" presentation:user-transformed="true">
          <draw:text-box>
            <text:list text:style-name="L4">
              <text:list-header>
                <text:p text:style-name="P8"><text:span text:style-name="T6">內容大綱</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9"><text:span text:style-name="T6">失能者的問題</text:span></text:p>
              </text:list-item>
              <text:list-item>
                <text:p text:style-name="P9"><text:span text:style-name="T6">家庭照護者壓力源</text:span></text:p>
              </text:list-item>
              <text:list-item>
                <text:p text:style-name="P7"><text:span text:style-name="T5">協助家庭照顧者因應壓力的方法</text:span></text:p>
                <text:p text:style-name="P7"><text:span text:style-name="T5"/></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4"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量測患者失能程度的指標</text:span></text:p>
              </text:list-item>
            </text:list>
            <text:list text:style-name="L6">
              <text:list-item>
                <text:list>
                  <text:list-item>
                    <text:p text:style-name="P10"><text:span text:style-name="T5">日常生活活動</text:span></text:p>
                    <text:list>
                      <text:list-item>
                        <text:p text:style-name="P11"><text:span text:style-name="T5">進食</text:span><text:span text:style-name="T5">(</text:span><text:span text:style-name="T5">用餐、吃飯</text:span><text:span text:style-name="T5">)</text:span><text:span text:style-name="T5">、穿衣、沐浴</text:span><text:span text:style-name="T5">(</text:span><text:span text:style-name="T5">洗、擦澡</text:span><text:span text:style-name="T5">)</text:span><text:span text:style-name="T5">、如廁</text:span><text:span text:style-name="T5">(</text:span><text:span text:style-name="T5">大、小便</text:span><text:span text:style-name="T5">)</text:span><text:span text:style-name="T5">、移位</text:span><text:span text:style-name="T5">(</text:span><text:span text:style-name="T5">上、下床；上、下椅子</text:span><text:span text:style-name="T5">)</text:span><text:span text:style-name="T5">、室內走動、整理儀容</text:span></text:p>
                      </text:list-item>
                    </text:list>
                  </text:list-item>
                  <text:list-item>
                    <text:p text:style-name="P10"><text:span text:style-name="T5">輔助性日常生活活動</text:span></text:p>
                    <text:list>
                      <text:list-item>
                        <text:p text:style-name="P11"><text:span text:style-name="T5">備餐</text:span><text:span text:style-name="T5">(</text:span><text:span text:style-name="T5">煮飯</text:span><text:span text:style-name="T5">)</text:span><text:span text:style-name="T5">、洗衣服理財</text:span><text:span text:style-name="T5">(</text:span><text:span text:style-name="T5">付帳、算錢、找錢</text:span><text:span text:style-name="T5">)</text:span><text:span text:style-name="T5">、吃藥、打電話、操作輕鬆家事 外出購物</text:span><text:span text:style-name="T5">(</text:span><text:span text:style-name="T5">買日常用品</text:span><text:span text:style-name="T5">)</text:span><text:span text:style-name="T5">、搭乘公共交通工具</text:span></text:p>
                      </text:list-item>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5"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7">失能者至少有一項日常生活活動，或輔助性日常生活活動功能障礙</text:span></text:p>
                <text:p text:style-name="P10"><text:span text:style-name="T7"/></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6"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老人的照顧者</text:span></text:p>
              </text:list-header>
            </text:list>
          </draw:text-box>
        </draw:frame>
        <draw:frame presentation:style-name="pr7" draw:text-style-name="P2" draw:layer="layout" svg:width="21.37cm" svg:height="12.276cm" svg:x="2.328cm" svg:y="6.561cm" presentation:class="outline" presentation:user-transformed="true">
          <draw:text-box>
            <text:list text:style-name="L5">
              <text:list-item>
                <text:p text:style-name="P7"><text:span text:style-name="T5">配偶</text:span></text:p>
              </text:list-item>
            </text:list>
            <text:list text:style-name="L6">
              <text:list-item>
                <text:list>
                  <text:list-item>
                    <text:p text:style-name="P10"><text:span text:style-name="T5">男性（配偶）</text:span></text:p>
                  </text:list-item>
                  <text:list-item>
                    <text:p text:style-name="P10"><text:span text:style-name="T5">女性（媳婦，兒子多於配偶）</text:span></text:p>
                  </text:list-item>
                </text:list>
              </text:list-item>
            </text:list>
            <text:list text:style-name="L5">
              <text:list-item>
                <text:p text:style-name="P7"><text:span text:style-name="T5">女兒</text:span></text:p>
              </text:list-item>
            </text:list>
            <text:list text:style-name="L6">
              <text:list-item>
                <text:list>
                  <text:list-item>
                    <text:p text:style-name="P10"><text:span text:style-name="T5">在美國，照顧多於媳婦</text:span></text:p>
                  </text:list-item>
                </text:list>
              </text:list-item>
            </text:list>
            <text:list text:style-name="L5">
              <text:list-item>
                <text:p text:style-name="P7"><text:span text:style-name="T5">媳婦</text:span></text:p>
              </text:list-item>
              <text:list-item>
                <text:p text:style-name="P7"><text:span text:style-name="T5">兒子</text:span></text:p>
              </text:list-item>
              <text:list-item>
                <text:p text:style-name="P7"><text:span text:style-name="T5">其他親人</text:span></text:p>
              </text:list-item>
              <text:list-item>
                <text:p text:style-name="P7"><text:span text:style-name="T5">非親人</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5">台灣家庭照顧者之特性</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女性（</text:span><text:span text:style-name="T5">70-80%</text:span><text:span text:style-name="T5">） </text:span></text:p>
              </text:list-item>
              <text:list-item>
                <text:p text:style-name="P7"><text:span text:style-name="T5">教育程度較低 </text:span></text:p>
              </text:list-item>
              <text:list-item>
                <text:p text:style-name="P7"><text:span text:style-name="T5">為老年配偶或為媳婦、女兒</text:span><text:span text:style-name="T5">(</text:span><text:span text:style-name="T5">常有多重角色</text:span><text:span text:style-name="T5">) </text:span></text:p>
              </text:list-item>
              <text:list-item>
                <text:p text:style-name="P7"><text:span text:style-name="T5">自身罹患慢性病 </text:span></text:p>
              </text:list-item>
            </text:list>
            <text:list text:style-name="L7">
              <text:list-header>
                <text:p text:style-name="P12"><text:span text:style-name="T8">照顧是一個年復一年、日復一日，全天二十四小時不眠不休的工作，</text:span></text:p>
                <text:p text:style-name="P12"><text:span text:style-name="T8">默默承受這些喘不過氣來的壓力…</text:span></text:p>
              </text:list-header>
            </text:list>
          </draw:text-box>
        </draw:frame>
        <presentation:notes draw:style-name="dp2" presentation:use-date-time-name="dtd1">
          <draw:page-thumbnail draw:style-name="gr2" draw:layer="layout" svg:width="12.7cm" svg:height="9.526cm" svg:x="3.175cm" svg:y="1.904cm" draw:page-number="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306cm" presentation:class="title">
          <draw:text-box>
            <text:p>短片</text:p>
          </draw:text-box>
        </draw:frame>
        <draw:frame presentation:style-name="pr11" draw:layer="layout" svg:width="21.37cm" svg:height="10.356cm" svg:x="2.328cm" svg:y="6.561cm" presentation:class="outline" presentation:user-transformed="true">
          <draw:text-box>
            <text:p>看完短片後，妳/你覺得失能者及家庭照顧者有那些問題，請寫下來？</text:p>
          </draw:text-box>
        </draw:frame>
        <presentation:notes draw:style-name="dp2" presentation:use-date-time-name="dtd1">
          <draw:page-thumbnail draw:style-name="gr2" draw:layer="layout" svg:width="12.7cm" svg:height="9.526cm" svg:x="3.175cm" svg:y="1.904cm" draw:page-number="8" presentation:class="page"/>
          <draw:frame presentation:style-name="pr12" draw:layer="layout" svg:width="15.24cm" svg:height="11.181cm" svg:x="1.905cm" svg:y="12.065cm" presentation:class="notes" presentation:placeholder="true">
            <draw:text-box/>
          </draw:frame>
        </presentation:notes>
      </draw:page>
      <draw:page draw:name="page9"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21.37cm" svg:height="10.607cm" svg:x="2.328cm" svg:y="6.561cm" presentation:class="outline" presentation:user-transformed="true">
          <draw:text-box>
            <text:list text:style-name="L5">
              <text:list-item>
                <text:p>壓力源即令我們產生壓力的事物</text:p>
                <text:list>
                  <text:list-item>
                    <text:p>可分為三種，如下圖所示</text:p>
                  </text:list-item>
                </text:list>
              </text:list-item>
            </text:list>
          </draw:text-box>
        </draw:frame>
        <draw:frame draw:style-name="gr3" draw:text-style-name="P13" draw:layer="layout" svg:width="6.248cm" svg:height="5.629cm" svg:x="4.752cm" svg:y="9.5cm">
          <draw:image xlink:href="Pictures/10000000000003330000028A8CA458B7.png" xlink:type="simple" xlink:show="embed" xlink:actuate="onLoad">
            <text:p/>
          </draw:image>
        </draw:frame>
        <presentation:notes draw:style-name="dp2" presentation:use-date-time-name="dtd1">
          <draw:page-thumbnail draw:style-name="gr2" draw:layer="layout" svg:width="12.7cm" svg:height="9.526cm" svg:x="3.175cm" svg:y="1.904cm" draw:page-number="9" presentation:class="page"/>
          <draw:frame presentation:style-name="pr14" draw:layer="layout" svg:width="15.24cm" svg:height="11.432cm" svg:x="1.905cm" svg:y="12.065cm" presentation:class="notes" presentation:placeholder="true">
            <draw:text-box/>
          </draw:frame>
        </presentation:notes>
      </draw:page>
      <draw:page draw:name="page10"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10.428cm" svg:height="10.607cm" svg:x="13.278cm" svg:y="6.561cm" presentation:class="outline" presentation:user-transformed="true">
          <draw:text-box>
            <text:list text:style-name="L5">
              <text:list-item>
                <text:p><text:span text:style-name="T9">挫折</text:span><text:span text:style-name="T10">的產生是因為人們無法順利達成目的，所造成個人不適的狀況，有可能是對個人產生心理因素或是生理因素的不適。 </text:span></text:p>
              </text:list-item>
            </text:list>
          </draw:text-box>
        </draw:frame>
        <draw:frame draw:style-name="gr4" draw:text-style-name="P13" draw:layer="layout" svg:width="10.428cm" svg:height="7.82cm" svg:x="2.328cm" svg:y="7.824cm" presentation:class="graphic">
          <draw:image xlink:href="Pictures/1000000000000400000003006255BDE6.png" xlink:type="simple" xlink:show="embed" xlink:actuate="onLoad">
            <text:p/>
          </draw:image>
        </draw:frame>
        <presentation:notes draw:style-name="dp2" presentation:use-date-time-name="dtd1">
          <draw:page-thumbnail draw:style-name="gr2" draw:layer="layout" svg:width="12.7cm" svg:height="9.526cm" svg:x="3.175cm" svg:y="1.904cm" draw:page-number="10" presentation:class="page"/>
          <draw:frame presentation:style-name="pr14" draw:text-style-name="P14" draw:layer="layout" svg:width="15.24cm" svg:height="11.432cm" svg:x="1.905cm" svg:y="12.065cm" presentation:class="notes" presentation:placeholder="true">
            <draw:text-box/>
          </draw:frame>
        </presentation:notes>
      </draw:page>
      <draw:page draw:name="page11"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15" draw:text-style-name="P15" draw:layer="layout" svg:width="10.428cm" svg:height="10.607cm" svg:x="13.278cm" svg:y="6.561cm" presentation:class="outline">
          <draw:text-box>
            <text:list text:style-name="L5">
              <text:list-item>
                <text:p><text:span text:style-name="T11">威脅</text:span><text:span text:style-name="T12">是指對於未來的不確定性、未來的挫折或損害所產生的想像恐懼。 </text:span></text:p>
              </text:list-item>
            </text:list>
          </draw:text-box>
        </draw:frame>
        <draw:frame draw:style-name="gr5" draw:text-style-name="P13" draw:layer="layout" svg:width="9.756cm" svg:height="8.372cm" svg:x="3cm" svg:y="7.5cm" presentation:class="graphic" presentation:user-transformed="true">
          <draw:image xlink:href="Pictures/10000000000003330000028ACC598FA7.png" xlink:type="simple" xlink:show="embed" xlink:actuate="onLoad">
            <text:p/>
          </draw:image>
        </draw:frame>
        <presentation:notes draw:style-name="dp2" presentation:use-date-time-name="dtd1">
          <draw:page-thumbnail draw:style-name="gr2" draw:layer="layout" svg:width="12.7cm" svg:height="9.526cm" svg:x="3.175cm" svg:y="1.904cm" draw:page-number="11" presentation:class="page"/>
          <draw:frame presentation:style-name="pr14" draw:text-style-name="P14" draw:layer="layout" svg:width="15.24cm" svg:height="11.432cm" svg:x="1.905cm" svg:y="12.065cm" presentation:class="notes" presentation:placeholder="true">
            <draw:text-box/>
          </draw:frame>
        </presentation:notes>
      </draw:page>
      <draw:page draw:name="page12"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text-style-name="P16" draw:layer="layout" svg:width="10.428cm" svg:height="10.607cm" svg:x="13.278cm" svg:y="6.561cm" presentation:class="outline">
          <draw:text-box>
            <text:list text:style-name="L5">
              <text:list-item>
                <text:p><text:span text:style-name="T11">衝突</text:span><text:span text:style-name="T12">是指有兩個或兩個以上具有同等力量的理由或動機同時存在於個人內心，所導致令人不知所措的情況。 </text:span></text:p>
              </text:list-item>
            </text:list>
          </draw:text-box>
        </draw:frame>
        <draw:frame draw:style-name="gr6" draw:text-style-name="P13" draw:layer="layout" svg:width="10.428cm" svg:height="8.276cm" svg:x="2.328cm" svg:y="7.596cm" presentation:class="graphic">
          <draw:image xlink:href="Pictures/10000000000003330000028A1F20CAAC.png" xlink:type="simple" xlink:show="embed" xlink:actuate="onLoad">
            <text:p/>
          </draw:image>
        </draw:frame>
        <presentation:notes draw:style-name="dp2" presentation:use-date-time-name="dtd1">
          <draw:page-thumbnail draw:style-name="gr2" draw:layer="layout" svg:width="12.7cm" svg:height="9.526cm" svg:x="3.175cm" svg:y="1.904cm" draw:page-number="12" presentation:class="page"/>
          <draw:frame presentation:style-name="pr14" draw:text-style-name="P14" draw:layer="layout" svg:width="15.24cm" svg:height="11.432cm" svg:x="1.905cm" svg:y="12.065cm" presentation:class="notes" presentation:placeholder="true">
            <draw:text-box/>
          </draw:frame>
        </presentation:notes>
      </draw:page>
      <draw:page draw:name="page13"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list text:style-name="L4">
              <text:list-item>
                <text:p>壓力感</text:p>
              </text:list-item>
            </text:list>
          </draw:text-box>
        </draw:frame>
        <draw:frame presentation:style-name="pr5" draw:layer="layout" svg:width="21.37cm" svg:height="10.607cm" svg:x="2.328cm" svg:y="6.561cm" presentation:class="outline">
          <draw:text-box>
            <text:list text:style-name="L5">
              <text:list-item>
                <text:p>壓力感的大小取決於個人對壓力源的重視程度，對有關事物和處境的管理控制能力，以及對自己的期望</text:p>
                <text:list>
                  <text:list-item>
                    <text:p><text:span text:style-name="T5">照顧者與受照顧者的情感關係越強烈、照顧時間越長，則照顧者的負荷越大。</text:span></text:p>
                  </text:list-item>
                  <text:list-item>
                    <text:p><text:span text:style-name="T5">照顧者的支持及資源越多，壓力越少</text:span></text:p>
                  </text:list-item>
                </text:list>
              </text:list-item>
            </text:list>
          </draw:text-box>
        </draw:frame>
        <presentation:notes draw:style-name="dp2" presentation:use-date-time-name="dtd1">
          <draw:page-thumbnail draw:style-name="gr2" draw:layer="layout" svg:width="12.7cm" svg:height="9.526cm" svg:x="3.175cm" svg:y="1.904cm" draw:page-number="13" presentation:class="page"/>
          <draw:frame presentation:style-name="pr14" draw:layer="layout" svg:width="15.24cm" svg:height="11.432cm" svg:x="1.905cm" svg:y="12.065cm" presentation:class="notes" presentation:placeholder="true">
            <draw:text-box/>
          </draw:frame>
        </presentation:notes>
      </draw:page>
      <draw:page draw:name="page14"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社會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
                  <text:list-item>
                    <text:p><text:span text:style-name="T5">社交受限</text:span></text:p>
                  </text:list-item>
                  <text:list-item>
                    <text:p><text:span text:style-name="T5">家庭衝突</text:span></text:p>
                    <text:list>
                      <text:list-item>
                        <text:p><text:span text:style-name="T5">無法指望每個家人都能扮演好自己的角色</text:span></text:p>
                      </text:list-item>
                      <text:list-item>
                        <text:p><text:span text:style-name="T5">照顧責任承擔</text:span></text:p>
                      </text:list-item>
                      <text:list-item>
                        <text:p><text:span text:style-name="T5">婚姻危機</text:span></text:p>
                      </text:list-item>
                    </text:list>
                  </text:list-item>
                </text:list>
              </text:list-item>
              <text:list-item>
                <text:p><text:span text:style-name="T5">經濟面</text:span></text:p>
              </text:list-item>
              <text:list-item>
                <text:p><text:span text:style-name="T5">身心面</text:span></text:p>
              </text:list-item>
            </text:list>
          </draw:text-box>
        </draw:frame>
        <presentation:notes draw:style-name="dp2" presentation:use-date-time-name="dtd1">
          <draw:page-thumbnail draw:style-name="gr2" draw:layer="layout" svg:width="12.7cm" svg:height="9.526cm" svg:x="3.175cm" svg:y="1.904cm" draw:page-number="14" presentation:class="page"/>
          <draw:frame presentation:style-name="pr14" draw:text-style-name="P14" draw:layer="layout" svg:width="15.24cm" svg:height="11.432cm" svg:x="1.905cm" svg:y="12.065cm" presentation:class="notes" presentation:placeholder="true">
            <draw:text-box/>
          </draw:frame>
        </presentation:notes>
      </draw:page>
      <draw:page draw:name="page15"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經濟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item>
              <text:list-item>
                <text:p><text:span text:style-name="T5">經濟面</text:span></text:p>
                <text:list>
                  <text:list-item>
                    <text:p><text:span text:style-name="T7">龐大的醫療支出</text:span></text:p>
                  </text:list-item>
                  <text:list-item>
                    <text:p><text:span text:style-name="T7">工作與照顧角色衝突</text:span></text:p>
                    <text:list>
                      <text:list-item>
                        <text:p><text:span text:style-name="T13">辭職</text:span></text:p>
                      </text:list-item>
                      <text:list-item>
                        <text:p><text:span text:style-name="T13">失業</text:span></text:p>
                      </text:list-item>
                    </text:list>
                  </text:list-item>
                </text:list>
              </text:list-item>
              <text:list-item>
                <text:p><text:span text:style-name="T14">身心面</text:span></text:p>
              </text:list-item>
            </text:list>
          </draw:text-box>
        </draw:frame>
        <presentation:notes draw:style-name="dp2" presentation:use-date-time-name="dtd1">
          <draw:page-thumbnail draw:style-name="gr2" draw:layer="layout" svg:width="12.7cm" svg:height="9.526cm" svg:x="3.175cm" svg:y="1.904cm" draw:page-number="15" presentation:class="page"/>
          <draw:frame presentation:style-name="pr14" draw:text-style-name="P14" draw:layer="layout" svg:width="15.24cm" svg:height="11.432cm" svg:x="1.905cm" svg:y="12.065cm" presentation:class="notes" presentation:placeholder="true">
            <draw:text-box/>
          </draw:frame>
        </presentation:notes>
      </draw:page>
      <draw:page draw:name="page16"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身心面</text:span></text:p>
              </text:list-header>
            </text:list>
          </draw:text-box>
        </draw:frame>
        <draw:frame presentation:style-name="pr11" draw:layer="layout" svg:width="21.37cm" svg:height="11.058cm" svg:x="2.328cm" svg:y="6.561cm" presentation:class="outline" presentation:user-transformed="true">
          <draw:text-box>
            <text:list text:style-name="L5">
              <text:list-item>
                <text:p><text:span text:style-name="T5">社會面</text:span></text:p>
              </text:list-item>
              <text:list-item>
                <text:p><text:span text:style-name="T5">經濟面</text:span></text:p>
              </text:list-item>
              <text:list-item>
                <text:p><text:span text:style-name="T5">身心面</text:span></text:p>
                <text:list>
                  <text:list-item>
                    <text:p><text:span text:style-name="T5">壓力反應造成身心健康變差</text:span></text:p>
                    <text:list>
                      <text:list-item>
                        <text:p><text:span text:style-name="T5">焦慮反應</text:span></text:p>
                      </text:list-item>
                      <text:list-item>
                        <text:p><text:span text:style-name="T5">慢性病</text:span></text:p>
                      </text:list-item>
                    </text:list>
                  </text:list-item>
                  <text:list-item>
                    <text:p><text:span text:style-name="T5">缺乏個人休閒及隱私時間</text:span></text:p>
                    <text:list>
                      <text:list-item>
                        <text:p><text:span text:style-name="T5">缺乏舒解壓力管道</text:span></text:p>
                      </text:list-item>
                    </text:list>
                  </text:list-item>
                  <text:list-item>
                    <text:p><text:span text:style-name="T7">無法計畫未來</text:span></text:p>
                  </text:list-item>
                </text:list>
              </text:list-item>
            </text:list>
          </draw:text-box>
        </draw:frame>
        <presentation:notes draw:style-name="dp2" presentation:use-date-time-name="dtd1">
          <draw:page-thumbnail draw:style-name="gr2" draw:layer="layout" svg:width="12.7cm" svg:height="9.526cm" svg:x="3.175cm" svg:y="1.904cm" draw:page-number="16" presentation:class="page"/>
          <draw:frame presentation:style-name="pr14" draw:text-style-name="P14" draw:layer="layout" svg:width="15.24cm" svg:height="11.432cm" svg:x="1.905cm" svg:y="12.065cm" presentation:class="notes" presentation:placeholder="true">
            <draw:text-box/>
          </draw:frame>
        </presentation:notes>
      </draw:page>
      <draw:page draw:name="page17" draw:style-name="dp1" draw:master-page-name="預設" presentation:presentation-page-layout-name="AL1T1" presentation:use-date-time-name="dtd1">
        <office:forms form:automatic-focus="false" form:apply-design-mode="false"/>
        <draw:frame presentation:style-name="pr16" draw:text-style-name="P6" draw:layer="layout" svg:width="21.611cm" svg:height="3.029cm" svg:x="2.317cm" svg:y="2.189cm" presentation:class="title">
          <draw:text-box>
            <text:list text:style-name="L4">
              <text:list-header>
                <text:p text:style-name="P5"><text:span text:style-name="T5">照顧者的壓力反應</text:span><text:span text:style-name="T5">-</text:span><text:span text:style-name="T5">生理症狀</text:span></text:p>
              </text:list-header>
            </text:list>
          </draw:text-box>
        </draw:frame>
        <draw:frame presentation:style-name="pr17" draw:text-style-name="P17" draw:layer="layout" svg:width="21.37cm" svg:height="10.601cm" svg:x="2.328cm" svg:y="6.561cm" presentation:class="outline" presentation:user-transformed="true">
          <draw:text-box>
            <text:list text:style-name="L5">
              <text:list-item>
                <text:p text:style-name="P7"><text:span text:style-name="T5">55%</text:span><text:span text:style-name="T5">自覺健康變差</text:span><text:span text:style-name="T5">(1991</text:span><text:span text:style-name="T5">台灣</text:span><text:span text:style-name="T5">,</text:span><text:span text:style-name="T5">老人照顧者</text:span><text:span text:style-name="T5">)</text:span></text:p>
                <text:list>
                  <text:list-item>
                    <text:p><text:span text:style-name="T5">焦慮反應</text:span></text:p>
                    <text:list>
                      <text:list-item>
                        <text:p><text:span text:style-name="T5">失眠、眩暈、頭痛、背痛</text:span></text:p>
                      </text:list-item>
                      <text:list-item>
                        <text:p><text:span text:style-name="T5">腸胃不適、心悸、呼吸急促</text:span></text:p>
                      </text:list-item>
                      <text:list-item>
                        <text:p><text:span text:style-name="T5">免疫力下降，比以往容易生病</text:span><text:span text:style-name="T5">(</text:span><text:span text:style-name="T5">感冒不會好</text:span><text:span text:style-name="T5">)</text:span></text:p>
                      </text:list-item>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1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的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焦慮：</text:span></text:p>
                <text:list>
                  <text:list-item>
                    <text:p><text:span text:style-name="T5">緊張焦慮隨著病人病情之變化而起伏。擔憂自己若是生病那麼病人怎麼辦？</text:span></text:p>
                  </text:list-item>
                  <text:list-item>
                    <text:p><text:span text:style-name="T5">43.1%</text:span><text:span text:style-name="T5">覺得身心負擔非常嚴重；</text:span><text:span text:style-name="T5">43.3%</text:span><text:span text:style-name="T5">覺得有點重</text:span><text:span text:style-name="T5">(2000</text:span><text:span text:style-name="T5">台灣</text:span><text:span text:style-name="T5">,</text:span><text:span text:style-name="T5">身心障礙照顧者</text:span><text:span text:style-name="T5">)</text:span></text:p>
                  </text:list-item>
                </text:list>
              </text:list-item>
              <text:list-item>
                <text:p><text:span text:style-name="T5">罪惡感：</text:span></text:p>
                <text:list>
                  <text:list-item>
                    <text:p><text:span text:style-name="T5">自己哪裡做錯了？哪裡做得不夠？</text:span></text:p>
                  </text:list-item>
                </text:list>
              </text:list-item>
            </text:list>
          </draw:text-box>
        </draw:frame>
        <presentation:notes draw:style-name="dp2" presentation:use-date-time-name="dtd1">
          <draw:page-thumbnail draw:style-name="gr2" draw:layer="layout" svg:width="12.7cm" svg:height="9.526cm" svg:x="3.175cm" svg:y="1.904cm" draw:page-number="18" presentation:class="page"/>
          <draw:frame presentation:style-name="pr14" draw:layer="layout" svg:width="15.24cm" svg:height="11.432cm" svg:x="1.905cm" svg:y="12.065cm" presentation:class="notes" presentation:placeholder="true">
            <draw:text-box/>
          </draw:frame>
        </presentation:notes>
      </draw:page>
      <draw:page draw:name="page19"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憤怒：</text:span></text:p>
                <text:list>
                  <text:list-item>
                    <text:p><text:span text:style-name="T5">為什麼病都不會好？為什麼病人都不配合治療？為什麼都是我在照顧？為什麼親友不支持我？為什麼上帝</text:span><text:span text:style-name="T5">(</text:span><text:span text:style-name="T5">老天爺、佛祖</text:span><text:span text:style-name="T5">)</text:span><text:span text:style-name="T5">不幫忙？為什麼？為什麼？</text:span></text:p>
                  </text:list-item>
                </text:list>
              </text:list-item>
              <text:list-item>
                <text:p><text:span text:style-name="T5">失落與哀傷：</text:span></text:p>
                <text:list>
                  <text:list-item>
                    <text:p><text:span text:style-name="T5">意識到病人再也不會恢復到原有之功能。</text:span></text:p>
                  </text:list-item>
                </text:list>
              </text:list-item>
            </text:list>
          </draw:text-box>
        </draw:frame>
        <presentation:notes draw:style-name="dp2" presentation:use-date-time-name="dtd1">
          <draw:page-thumbnail draw:style-name="gr2" draw:layer="layout" svg:width="12.7cm" svg:height="9.526cm" svg:x="3.175cm" svg:y="1.904cm" draw:page-number="19" presentation:class="page"/>
          <draw:frame presentation:style-name="pr14" draw:layer="layout" svg:width="15.24cm" svg:height="11.432cm" svg:x="1.905cm" svg:y="12.065cm" presentation:class="notes" presentation:placeholder="true">
            <draw:text-box/>
          </draw:frame>
        </presentation:notes>
      </draw:page>
      <draw:page draw:name="page20"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照顧者的壓力反應</text:span><text:span text:style-name="T5">-</text:span><text:span text:style-name="T5">認知能力退化</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認知能力退化</text:span></text:p>
              </text:list-item>
            </text:list>
            <text:list text:style-name="L6">
              <text:list-item>
                <text:list>
                  <text:list-item>
                    <text:p text:style-name="P10"><text:span text:style-name="T15">注意力降低</text:span></text:p>
                  </text:list-item>
                  <text:list-item>
                    <text:p text:style-name="P10"><text:span text:style-name="T15">記憶力降低</text:span></text:p>
                  </text:list-item>
                  <text:list-item>
                    <text:p text:style-name="P10"><text:span text:style-name="T15">創造力降低</text:span></text:p>
                  </text:list-item>
                  <text:list-item>
                    <text:p text:style-name="P10"><text:span text:style-name="T15">決策能力降低</text:span></text:p>
                  </text:list-item>
                  <text:list-item>
                    <text:p text:style-name="P10"><text:span text:style-name="T15">思考窄化</text:span></text:p>
                  </text:list-item>
                </text:list>
              </text:list-item>
            </text:list>
            <text:list text:style-name="L7">
              <text:list-header>
                <text:p text:style-name="P12"><text:span text:style-name="T16"/></text:p>
              </text:list-header>
            </text:list>
            <text:list text:style-name="L6">
              <text:list-item>
                <text:list>
                  <text:list-item>
                    <text:list>
                      <text:list-header>
                        <text:p text:style-name="P11"><text:span text:style-name="T16"/></text:p>
                      </text:list-header>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1" draw:style-name="dp1" draw:master-page-name="預設" presentation:use-date-time-name="dtd1">
        <office:forms form:automatic-focus="false" form:apply-design-mode="false"/>
        <draw:frame presentation:style-name="pr9" draw:text-style-name="P18"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協助解決照顧問題</text:span></text:p>
              </text:list-header>
            </text:list>
          </draw:text-box>
        </draw:frame>
        <draw:frame presentation:style-name="pr7" draw:text-style-name="P2" draw:layer="layout" svg:width="21.37cm" svg:height="11.052cm" svg:x="2.328cm" svg:y="6.561cm" presentation:class="outline" presentation:user-transformed="true">
          <draw:text-box>
            <text:list text:style-name="L5">
              <text:list-item>
                <text:p text:style-name="P7"><text:span text:style-name="T18">協助辨認照顧上碰到的問題</text:span></text:p>
              </text:list-item>
              <text:list-item>
                <text:p><text:span text:style-name="T5">協助找尋解決問題的方法</text:span></text:p>
              </text:list-item>
              <text:list-item>
                <text:p><text:span text:style-name="T5">提供專業知識的指導及照顧</text:span></text:p>
                <text:list>
                  <text:list-item>
                    <text:p><text:span text:style-name="T5">疾病的診斷、病因、治療內容</text:span></text:p>
                  </text:list-item>
                  <text:list-item>
                    <text:p><text:span text:style-name="T5">疾病再發的徵兆</text:span></text:p>
                  </text:list-item>
                  <text:list-item>
                    <text:p><text:span text:style-name="T5">預後</text:span></text:p>
                    <text:list>
                      <text:list-item>
                        <text:p><text:span text:style-name="T5">病人的病前人格</text:span></text:p>
                      </text:list-item>
                      <text:list-item>
                        <text:p><text:span text:style-name="T5">對藥物的反應</text:span></text:p>
                      </text:list-item>
                      <text:list-item>
                        <text:p><text:span text:style-name="T5">對疾病領悟與接受的程度</text:span></text:p>
                      </text:list-item>
                    </text:list>
                  </text:list-item>
                </text:list>
              </text:list-item>
            </text:list>
          </draw:text-box>
        </draw:frame>
        <presentation:notes draw:style-name="dp2" presentation:use-date-time-name="dtd1">
          <draw:page-thumbnail draw:style-name="gr2" draw:layer="layout" svg:width="12.7cm" svg:height="9.526cm" svg:x="3.175cm" svg:y="1.904cm" draw:page-number="2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2" draw:style-name="dp1" draw:master-page-name="預設" presentation:use-date-time-name="dtd1">
        <office:forms form:automatic-focus="false" form:apply-design-mode="false"/>
        <draw:frame presentation:style-name="pr9" draw:text-style-name="P19"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提供支持及資源</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text:span text:style-name="T7">提供情緒上的支持 </text:span></text:p>
                <text:list>
                  <text:list-item>
                    <text:p><text:span text:style-name="T13">肯定和稱讚</text:span></text:p>
                  </text:list-item>
                  <text:list-item>
                    <text:p><text:span text:style-name="T19">確認照顧者的經驗</text:span></text:p>
                  </text:list-item>
                  <text:list-item>
                    <text:p><text:span text:style-name="T13">對未來的希望</text:span></text:p>
                  </text:list-item>
                </text:list>
              </text:list-item>
              <text:list-item>
                <text:p text:style-name="P20"><text:span text:style-name="T7">轉介社會資源</text:span></text:p>
                <text:list>
                  <text:list-item>
                    <text:p><text:span text:style-name="T13">日間照護、送餐服務、居家勞務協助、喘息照顧服務</text:span></text:p>
                  </text:list-item>
                  <text:list-item>
                    <text:p><text:span text:style-name="T13">輔助金</text:span></text:p>
                  </text:list-item>
                </text:list>
                <text:p text:style-name="P21"><text:span text:style-name="T13"/></text:p>
              </text:list-item>
            </text:list>
          </draw:text-box>
        </draw:frame>
        <presentation:notes draw:style-name="dp2" presentation:use-date-time-name="dtd1">
          <draw:page-thumbnail draw:style-name="gr2" draw:layer="layout" svg:width="12.7cm" svg:height="9.526cm" svg:x="3.175cm" svg:y="1.904cm" draw:page-number="2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3"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7">慢性疾病的哀悼</text:span></text:p>
                <text:list>
                  <text:list-item>
                    <text:p><text:span text:style-name="T5">哀悼過程包括接受疾病狀態是長久的這個觀點。</text:span></text:p>
                  </text:list-item>
                  <text:list-item>
                    <text:p><text:span text:style-name="T5">病人因病能力受損</text:span><text:span text:style-name="T5">(</text:span><text:span text:style-name="T5">工作、學業…</text:span><text:span text:style-name="T5">)</text:span><text:span text:style-name="T5">，無法結婚、無法獨立生活、無法養家… </text:span></text:p>
                  </text:list-item>
                  <text:list-item>
                    <text:p><text:span text:style-name="T5">四它：面對它、接受它、處理它、放下它</text:span></text:p>
                  </text:list-item>
                </text:list>
              </text:list-item>
              <text:list-item>
                <text:p><text:span text:style-name="T7">學習抒解壓力</text:span></text:p>
              </text:list-item>
              <text:list-item>
                <text:p text:style-name="P7"><text:span text:style-name="T7">讓家屬成為倡導者</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4" draw:style-name="dp1" draw:master-page-name="預設" presentation:use-date-time-name="dtd1">
        <office:forms form:automatic-focus="false" form:apply-design-mode="false"/>
        <draw:frame presentation:style-name="pr8" draw:text-style-name="P18"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21">學習抒解壓力</text:span></text:p>
              </text:list-header>
            </text:list>
          </draw:text-box>
        </draw:frame>
        <draw:frame presentation:style-name="pr7" draw:text-style-name="P2" draw:layer="layout" svg:width="21.37cm" svg:height="10.775cm" svg:x="2.328cm" svg:y="6.561cm" presentation:class="outline" presentation:user-transformed="true">
          <draw:text-box>
            <text:list text:style-name="L5">
              <text:list-item>
                <text:p text:style-name="P20"><text:span text:style-name="T7">放鬆之方法</text:span></text:p>
                <text:list>
                  <text:list-item>
                    <text:p><text:span text:style-name="T7">運動</text:span></text:p>
                    <text:list>
                      <text:list-item>
                        <text:p><text:span text:style-name="T7">散步</text:span></text:p>
                      </text:list-item>
                      <text:list-item>
                        <text:p><text:span text:style-name="T7">伸展運動</text:span></text:p>
                        <text:list>
                          <text:list-item>
                            <text:p><text:span text:style-name="T7">肩頸伸展</text:span></text:p>
                          </text:list-item>
                          <text:list-item>
                            <text:p><text:span text:style-name="T7">前俯後仰</text:span></text:p>
                          </text:list-item>
                        </text:list>
                      </text:list-item>
                    </text:list>
                  </text:list-item>
                  <text:list-item>
                    <text:p><text:span text:style-name="T7">調息法</text:span></text:p>
                    <text:list>
                      <text:list-item>
                        <text:p><text:span text:style-name="T7">腹式呼吸</text:span></text:p>
                      </text:list-item>
                      <text:list-item>
                        <text:p><text:span text:style-name="T7">舒適呼吸</text:span></text:p>
                      </text:list-item>
                    </text:list>
                  </text:list-item>
                </text:list>
              </text:list-item>
            </text:list>
          </draw:text-box>
        </draw:frame>
        <presentation:notes draw:style-name="dp2" presentation:use-date-time-name="dtd1">
          <draw:custom-shape draw:name="Rectangle 7" draw:style-name="gr7"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5" draw:style-name="dp1" draw:master-page-name="預設" presentation:use-date-time-name="dtd1">
        <office:forms form:automatic-focus="false" form:apply-design-mode="false"/>
        <draw:frame presentation:style-name="pr8" draw:text-style-name="P23"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7">放鬆法</text:span></text:p>
                <text:list>
                  <text:list-item>
                    <text:p><text:span text:style-name="T7">心理暗示法</text:span></text:p>
                    <text:list>
                      <text:list-item>
                        <text:p><text:span text:style-name="T7">瑜珈大休息</text:span></text:p>
                      </text:list-item>
                    </text:list>
                  </text:list-item>
                </text:list>
              </text:list-item>
            </text:list>
          </draw:text-box>
        </draw:frame>
        <presentation:notes draw:style-name="dp2" presentation:use-date-time-name="dtd1">
          <draw:custom-shape draw:name="Rectangle 7" draw:style-name="gr8"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6"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7">讓家屬成為倡導者</text:span></text:p>
                <text:list>
                  <text:list-item>
                    <text:p><text:span text:style-name="T7">發展專業知識</text:span></text:p>
                  </text:list-item>
                  <text:list-item>
                    <text:p><text:span text:style-name="T5">和專業人員合作</text:span></text:p>
                  </text:list-item>
                  <text:list-item>
                    <text:p><text:span text:style-name="T5">和機構協商</text:span></text:p>
                  </text:list-item>
                  <text:list-item>
                    <text:p><text:span text:style-name="T5">成為社區、法案、政策的倡導者</text:span></text:p>
                  </text:list-item>
                </text:list>
              </text:list-item>
              <text:list-item>
                <text:p text:style-name="P7"><text:span text:style-name="T7">認知矯正</text:span></text:p>
                <text:list>
                  <text:list-item>
                    <text:p><text:span text:style-name="T15">照顧者</text:span><text:span text:style-name="T7">十大心理調適</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661cm" svg:x="2.328cm" svg:y="6.561cm" presentation:class="outline" presentation:user-transformed="true">
          <draw:text-box>
            <text:list text:style-name="L5">
              <text:list-item>
                <text:p text:style-name="P20"><text:span text:style-name="T21">1.</text:span><text:span text:style-name="T21">我健康，患者才健康！</text:span></text:p>
              </text:list-item>
              <text:list-item>
                <text:p text:style-name="P20"><text:span text:style-name="T7">× </text:span><text:span text:style-name="T7">常見的迷思：只要患者好就好，我沒關係！</text:span></text:p>
              </text:list-item>
              <text:list-item>
                <text:p text:style-name="P20"><text:span text:style-name="T7">○</text:span><text:span text:style-name="T7">合理的想法：唯有我健康快樂，才會有健康快樂的患者！</text:span></text:p>
              </text:list-item>
              <text:list-item>
                <text:p text:style-name="P20"><text:span text:style-name="T21">2.</text:span><text:span text:style-name="T21">有足夠休息，才能照顧好患者！</text:span></text:p>
              </text:list-item>
              <text:list-item>
                <text:p text:style-name="P20"><text:span text:style-name="T7">× </text:span><text:span text:style-name="T7">常見的迷思：我要用生命中的每一分、每一秒來</text:span><text:span text:style-name="T21">照顧</text:span><text:span text:style-name="T7">患者，直到他痊癒為止！</text:span></text:p>
              </text:list-item>
              <text:list-item>
                <text:p text:style-name="P20"><text:span text:style-name="T21">○</text:span><text:span text:style-name="T7">合理的想法：唯有適當地讓自己喘息，才能有更好的照護品質！</text:span></text:p>
                <text:p text:style-name="P20"><text:span text:style-name="T7"/></text:p>
              </text:list-item>
            </text:list>
          </draw:text-box>
        </draw:frame>
        <presentation:notes draw:style-name="dp2" presentation:use-date-time-name="dtd1">
          <draw:page-thumbnail draw:style-name="gr2" draw:layer="layout" svg:width="12.7cm" svg:height="9.526cm" svg:x="3.175cm" svg:y="1.904cm" draw:page-number="2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8"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21">3.</text:span><text:span text:style-name="T21">一定有人可以協助我！</text:span></text:p>
              </text:list-item>
              <text:list-item>
                <text:p text:style-name="P10"><text:span text:style-name="T7">× </text:span><text:span text:style-name="T7">常見的迷思：除了我，沒有人能搞定他！</text:span></text:p>
              </text:list-item>
              <text:list-item>
                <text:p text:style-name="P10"><text:span text:style-name="T7">○</text:span><text:span text:style-name="T7">合理的想法：一定有更專業、更有經驗的人，可以協助我</text:span><text:span text:style-name="T21">照顧</text:span><text:span text:style-name="T7">失能、失智親人！</text:span></text:p>
              </text:list-item>
              <text:list-item>
                <text:p text:style-name="P10"><text:span text:style-name="T21">4.</text:span><text:span text:style-name="T21">支援愈多，愈能事半功倍！</text:span></text:p>
              </text:list-item>
              <text:list-item>
                <text:p text:style-name="P10"><text:span text:style-name="T7">× </text:span><text:span text:style-name="T7">常見的迷思：我一個人承擔就好，我還撐得下去！</text:span></text:p>
              </text:list-item>
              <text:list-item>
                <text:p text:style-name="P10"><text:span text:style-name="T7">○</text:span><text:span text:style-name="T7">合理的想法：如果有更多人的協助，照護工作可以做得更好！</text:span></text:p>
              </text:list-item>
            </text:list>
          </draw:text-box>
        </draw:frame>
        <presentation:notes draw:style-name="dp2" presentation:use-date-time-name="dtd1">
          <draw:page-thumbnail draw:style-name="gr2" draw:layer="layout" svg:width="12.7cm" svg:height="9.526cm" svg:x="3.175cm" svg:y="1.904cm" draw:page-number="28"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9"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1"><text:span text:style-name="T22">5.</text:span><text:span text:style-name="T22">情緒應疏通，不應阻塞！</text:span></text:p>
              </text:list-item>
              <text:list-item>
                <text:p text:style-name="P21"><text:span text:style-name="T13">× </text:span><text:span text:style-name="T13">常見的迷思：為了</text:span><text:span text:style-name="T22">照顧</text:span><text:span text:style-name="T13">好患者，我不該抱怨、生氣，也沒有時間沮喪！</text:span></text:p>
              </text:list-item>
              <text:list-item>
                <text:p text:style-name="P21"><text:span text:style-name="T13">○</text:span><text:span text:style-name="T13">合理的想法：我該誠實面對自己的情緒，並給情緒一個出口！</text:span></text:p>
              </text:list-item>
              <text:list-item>
                <text:p text:style-name="P21"><text:span text:style-name="T22">6.</text:span><text:span text:style-name="T22">我做的是很有價值的事！</text:span></text:p>
              </text:list-item>
              <text:list-item>
                <text:p text:style-name="P21"><text:span text:style-name="T13">× </text:span><text:span text:style-name="T13">常見的迷思：我每天</text:span><text:span text:style-name="T22">照顧</text:span><text:span text:style-name="T13">一個永不會復原的患者，對社會沒有貢獻，沒賺錢又沒社會地位，變成一個沒用的人！</text:span></text:p>
              </text:list-item>
              <text:list-item>
                <text:p text:style-name="P21"><text:span text:style-name="T13">○</text:span><text:span text:style-name="T13">合理的想法：</text:span><text:span text:style-name="T22">照顧</text:span><text:span text:style-name="T13">生病的家人對整個</text:span><text:span text:style-name="T22">家庭</text:span><text:span text:style-name="T13">、對社會都有重要的貢獻。我是一個有價值、值得尊敬的人！</text:span></text:p>
              </text:list-item>
            </text:list>
          </draw:text-box>
        </draw:frame>
        <presentation:notes draw:style-name="dp2" presentation:use-date-time-name="dtd1">
          <draw:page-thumbnail draw:style-name="gr2" draw:layer="layout" svg:width="12.7cm" svg:height="9.526cm" svg:x="3.175cm" svg:y="1.904cm" draw:page-number="29"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0"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2.288cm" svg:x="2.328cm" svg:y="6.561cm" presentation:class="outline" presentation:user-transformed="true">
          <draw:text-box>
            <text:list text:style-name="L5">
              <text:list-item>
                <text:p text:style-name="P24"><text:span text:style-name="T21">7.</text:span><text:span text:style-name="T21">肯定並獎賞自己！</text:span></text:p>
              </text:list-item>
              <text:list-item>
                <text:p text:style-name="P24"><text:span text:style-name="T7">× </text:span><text:span text:style-name="T7">常見的迷思：</text:span><text:span text:style-name="T21">照顧</text:span><text:span text:style-name="T7">家人是天經地義的，沒什麼好鼓勵的。</text:span></text:p>
              </text:list-item>
              <text:list-item>
                <text:p text:style-name="P24"><text:span text:style-name="T7">○</text:span><text:span text:style-name="T7">合理的想法：我做的事情很重要，值得鼓勵與肯定！ </text:span></text:p>
              </text:list-item>
              <text:list-item>
                <text:p text:style-name="P24"><text:span text:style-name="T21">8.</text:span><text:span text:style-name="T21">應多與他人交流與學習照護技巧</text:span></text:p>
              </text:list-item>
              <text:list-item>
                <text:p text:style-name="P24"><text:span text:style-name="T7">× </text:span><text:span text:style-name="T7">常見的迷思：家人失能、失智已夠讓人操煩的了，我只要盡力</text:span><text:span text:style-name="T21">照顧</text:span><text:span text:style-name="T7">他就好，不用跟別人說，而且跟別人說也沒有用。</text:span></text:p>
              </text:list-item>
              <text:list-item>
                <text:p text:style-name="P24"><text:span text:style-name="T7">○</text:span><text:span text:style-name="T7">合理的想法：我應該多多和有相同經驗的人交流，學習更多寶貴經驗。</text:span></text:p>
                <text:p text:style-name="P24"><text:span text:style-name="T7"/></text:p>
                <text:p text:style-name="P24"><text:span text:style-name="T7"/></text:p>
              </text:list-item>
            </text:list>
          </draw:text-box>
        </draw:frame>
        <presentation:notes draw:style-name="dp2" presentation:use-date-time-name="dtd1">
          <draw:page-thumbnail draw:style-name="gr2" draw:layer="layout" svg:width="12.7cm" svg:height="9.526cm" svg:x="3.175cm" svg:y="1.904cm" draw:page-number="3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1"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1"><text:span text:style-name="T22">9.</text:span><text:span text:style-name="T22">寫下照顧日誌，方便他人接手</text:span></text:p>
              </text:list-item>
              <text:list-item>
                <text:p text:style-name="P21"><text:span text:style-name="T13">× </text:span><text:span text:style-name="T13">常見的迷思：太累了，沒時間記</text:span><text:span text:style-name="T22">照顧</text:span><text:span text:style-name="T13">的細節，就算寫了，也沒人會看！</text:span></text:p>
              </text:list-item>
              <text:list-item>
                <text:p text:style-name="P21"><text:span text:style-name="T13">○</text:span><text:span text:style-name="T13">合理的想法：分享自己的</text:span><text:span text:style-name="T22">照顧</text:span><text:span text:style-name="T13">方法，可增加他人</text:span><text:span text:style-name="T22">照顧</text:span><text:span text:style-name="T13">的成功經驗，對失能、失智親人更好。</text:span></text:p>
              </text:list-item>
              <text:list-item>
                <text:p text:style-name="P21"><text:span text:style-name="T22">10.</text:span><text:span text:style-name="T22">在不影響照護工作下，應有正常的社交活動。</text:span></text:p>
              </text:list-item>
              <text:list-item>
                <text:p text:style-name="P21"><text:span text:style-name="T13">× </text:span><text:span text:style-name="T13">常見的迷思：在家人患病期間，我應該把自己所有事放下，等到以後再說。</text:span></text:p>
              </text:list-item>
              <text:list-item>
                <text:p text:style-name="P21"><text:span text:style-name="T13">○</text:span><text:span text:style-name="T13">合理的想法：即使須</text:span><text:span text:style-name="T22">照顧</text:span><text:span text:style-name="T13">患者，我也會在條件許可下，盡量維持我原有的社交圈及活動。</text:span></text:p>
                <text:p text:style-name="P21"><text:span text:style-name="T13"/></text:p>
              </text:list-item>
            </text:list>
          </draw:text-box>
        </draw:frame>
        <presentation:notes draw:style-name="dp2" presentation:use-date-time-name="dtd1">
          <draw:page-thumbnail draw:style-name="gr2" draw:layer="layout" svg:width="12.7cm" svg:height="9.526cm" svg:x="3.175cm" svg:y="1.904cm" draw:page-number="31" presentation:class="page"/>
          <draw:frame presentation:style-name="pr3" draw:text-style-name="P2"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PMingLiU, PMingLiU" style:font-family-generic="roman" fo:font-size="12pt" style:font-family-asian="PMingLiU, PMingLiU" style:font-family-generic-asian="roman" style:font-size-asian="12pt" style:font-family-complex="PMingLiU, PMingLiU" style:font-family-generic-complex="roman" style:font-size-complex="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bottom"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預設-outline3" style:family="presentation" style:parent-style-name="預設-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13cm" fo:padding-left="0.25cm" fo:padding-right="0.25cm">
        <text:list-style style:name="預設-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標楷體" style:font-family-generic="script" style:font-pitch="fixed" fo:font-size="36pt" fo:font-style="normal" fo:text-shadow="none" style:text-underline-style="none" fo:font-weight="bold" style:font-family-asian="標楷體" style:font-family-generic-asian="script" style:font-pitch-asian="fixed" style:font-size-asian="36pt" style:font-style-asian="normal" style:font-weight-asian="bold" style:font-family-complex="標楷體" style:font-family-generic-complex="script" style:font-pitch-complex="fixe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預設-backgroundobjects">
      <style:graphic-properties draw:stroke="none" draw:fill="none" draw:fill-color="#ffffff" draw:auto-grow-height="false" draw:auto-grow-width="false" fo:min-height="1.32cm" fo:min-width="0cm" fo:wrap-option="wrap"/>
    </style:style>
    <style:style style:name="Mpr2" style:family="presentation" style:parent-style-name="預設-backgroundobjects">
      <style:graphic-properties draw:stroke="none" draw:fill="none" draw:fill-color="#ffffff" draw:auto-grow-height="false" draw:auto-grow-width="false" fo:min-height="1.36cm" fo:min-width="0cm" fo:wrap-option="wrap"/>
    </style:style>
    <style:style style:name="Mpr3"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family="'Times New Roman'" style:font-family-generic="roman" style:font-pitch="variable" fo:font-size="12pt" fo:language="en" fo:country="US" style:font-size-asian="12pt" style:language-asian="zh" style:country-asian="TW" style:font-size-complex="12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1.611cm" svg:height="2.774cm" svg:x="2.317cm" svg:y="2.316cm" presentation:class="title" presentation:placeholder="true">
        <draw:text-box/>
      </draw:frame>
      <draw:frame presentation:style-name="預設-outline1" draw:layer="backgroundobjects" svg:width="21.37cm" svg:height="10.346cm" svg:x="2.328cm" svg:y="6.561cm" presentation:class="outline" presentation:placeholder="true">
        <draw:text-box/>
      </draw:frame>
      <draw:frame presentation:style-name="Mpr1" draw:layer="backgroundobjects" svg:width="5.918cm" svg:height="1.319cm" svg:x="6.773cm" svg:y="17.356cm" presentation:class="date-time">
        <draw:text-box>
          <text:list text:style-name="ML2">
            <text:list-header>
              <text:p><text:span text:style-name="MT2"><presentation:date-time/></text:span></text:p>
            </text:list-header>
          </text:list>
        </draw:text-box>
      </draw:frame>
      <draw:frame presentation:style-name="Mpr1" draw:layer="backgroundobjects" svg:width="8.047cm" svg:height="1.319cm" svg:x="16.086cm" svg:y="17.356cm" presentation:class="footer">
        <draw:text-box>
          <text:p/>
        </draw:text-box>
      </draw:frame>
      <draw:frame presentation:style-name="Mpr2" draw:layer="backgroundobjects" svg:width="1.631cm" svg:height="1.359cm" svg:x="0.233cm" svg:y="17.338cm" presentation:class="page-number">
        <draw:text-box>
          <text:list text:style-name="ML2">
            <text:list-header>
              <text:p><text:span text:style-name="MT2"><text:page-number>&lt;編號&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4" draw:text-style-name="MP5" draw:layer="backgroundobjects" svg:width="8.255cm" svg:height="1.271cm" svg:x="10.79cm" svg:y="0cm" presentation:class="date-time">
          <draw:text-box>
            <text:p/>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5" draw:text-style-name="MP4" draw:layer="backgroundobjects" svg:width="8.255cm" svg:height="1.271cm" svg:x="-0.001cm" svg:y="24.125cm" presentation:class="footer">
          <draw:text-box>
            <text:p/>
          </draw:text-box>
        </draw:frame>
        <draw:frame presentation:style-name="Mpr6" draw:text-style-name="MP5" draw:layer="backgroundobjects" svg:width="8.255cm" svg:height="1.271cm" svg:x="10.79cm" svg:y="24.125cm" presentation:class="page-number">
          <draw:text-box>
            <text:list text:style-name="ML2">
              <text:list-header>
                <text:p text:style-name="MP6"><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 長期照護者家屬之心理負荷</dc:title>
    <meta:initial-creator>user</meta:initial-creator>
    <meta:creation-date>2004-10-13T22:19:36</meta:creation-date>
    <dc:creator>張簡稜剛 </dc:creator>
    <dc:date>2011-06-27T12:01:07.04</dc:date>
    <meta:editing-cycles>102</meta:editing-cycles>
    <meta:editing-duration>PT34H23M05S</meta:editing-duration>
    <meta:generator>OpenOffice.org/3.2$Win32 OpenOffice.org_project/320m18$Build-9502</meta:generator>
    <meta:document-statistic meta:object-count="161"/>
  </office:meta>
</office:document-meta>
</file>